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fo:font-weight="normal" style:font-weight-asian="normal" style:font-weight-complex="normal"/>
    </style:style>
    <style:style style:name="P2" style:family="paragraph" style:parent-style-name="Heading_20_3">
      <style:paragraph-properties fo:text-align="center" style:justify-single-word="false"/>
      <style:text-properties fo:font-weight="normal" officeooo:rsid="00152ff0" officeooo:paragraph-rsid="00152ff0" style:font-weight-asian="normal" style:font-weight-complex="normal"/>
    </style:style>
    <style:style style:name="P3" style:family="paragraph" style:parent-style-name="Heading_20_3">
      <style:paragraph-properties fo:text-align="end" style:justify-single-word="false"/>
      <style:text-properties fo:font-weight="normal" officeooo:rsid="00152ff0" officeooo:paragraph-rsid="00152ff0" style:font-weight-asian="normal" style:font-weight-complex="normal"/>
    </style:style>
    <style:style style:name="P4" style:family="paragraph" style:parent-style-name="Heading_20_3">
      <style:paragraph-properties fo:text-align="end" style:justify-single-word="false"/>
      <style:text-properties fo:font-weight="normal" style:font-weight-asian="normal" style:font-weight-complex="normal"/>
    </style:style>
    <style:style style:name="P5" style:family="paragraph" style:parent-style-name="Heading_20_3">
      <style:paragraph-properties fo:margin-left="0in" fo:margin-right="0in" fo:margin-top="0in" fo:margin-bottom="0.1665in" loext:contextual-spacing="false" fo:text-align="center" style:justify-single-word="false" fo:orphans="2" fo:widows="2" fo:text-indent="0in" style:auto-text-indent="false"/>
      <style:text-properties fo:font-weight="normal" officeooo:paragraph-rsid="00152ff0" style:font-weight-asian="normal" style:font-weight-complex="normal"/>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d2d2d" style:font-name="Open Sans" fo:font-size="15pt" fo:letter-spacing="normal" fo:font-style="normal" fo:font-weight="normal"/>
    </style:style>
    <style:style style:name="P7" style:family="paragraph" style:parent-style-name="Standard">
      <style:paragraph-properties fo:margin-left="0in" fo:margin-right="0in" fo:text-align="justify" style:justify-single-word="false" fo:orphans="2" fo:widows="2" fo:text-indent="0in" style:auto-text-indent="false"/>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d2d2d" style:font-name="Open Sans" fo:font-size="15pt" fo:letter-spacing="normal" fo:font-style="normal" fo:font-weight="normal"/>
    </style:style>
    <style:style style:name="P10" style:family="paragraph" style:parent-style-name="Text_20_body">
      <style:paragraph-properties fo:margin-left="0in" fo:margin-right="0in" fo:text-align="justify" style:justify-single-word="false" fo:orphans="2" fo:widows="2" fo:text-indent="0in" style:auto-text-indent="false"/>
    </style:style>
    <style:style style:name="P1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d2d2d" style:font-name="Open Sans" fo:font-size="15pt" fo:letter-spacing="normal" fo:font-style="normal" fo:font-weight="normal" officeooo:paragraph-rsid="00152ff0"/>
    </style:style>
    <style:style style:name="P12" style:family="paragraph" style:parent-style-name="Text_20_body">
      <style:paragraph-properties fo:margin-left="0in" fo:margin-right="0in" fo:margin-top="0in" fo:margin-bottom="0.1665in" loext:contextual-spacing="false" fo:text-align="center" style:justify-single-word="false" fo:orphans="2" fo:widows="2" fo:text-indent="0in" style:auto-text-indent="false"/>
      <style:text-properties fo:font-variant="normal" fo:text-transform="none" fo:color="#2d2d2d" style:font-name="Open Sans" fo:font-size="15pt" fo:letter-spacing="normal" fo:font-style="normal" fo:font-weight="normal" officeooo:paragraph-rsid="00152ff0"/>
    </style:style>
    <style:style style:name="P13"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d2d2d" style:font-name="Open Sans" fo:font-size="15pt" fo:letter-spacing="normal" fo:font-style="normal" fo:font-weight="normal"/>
    </style:style>
    <style:style style:name="P14"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d2d2d" style:font-name="Open Sans" fo:font-size="15pt" fo:letter-spacing="normal" fo:font-style="normal" fo:font-weight="normal" officeooo:paragraph-rsid="00152ff0"/>
    </style:style>
    <style:style style:name="P15" style:family="paragraph" style:parent-style-name="Text_20_body">
      <style:paragraph-properties fo:margin-left="0in" fo:margin-right="0in" fo:margin-top="0in" fo:margin-bottom="0.1665in" loext:contextual-spacing="false" fo:text-align="center" style:justify-single-word="false" fo:orphans="2" fo:widows="2" fo:text-indent="0in" style:auto-text-indent="false"/>
      <style:text-properties fo:font-weight="bold" officeooo:paragraph-rsid="00152ff0" style:font-weight-asian="bold" style:font-weight-complex="bold"/>
    </style:style>
    <style:style style:name="P16" style:family="paragraph" style:parent-style-name="Text_20_body">
      <style:paragraph-properties fo:margin-left="0in" fo:margin-right="0in" fo:margin-top="0in" fo:margin-bottom="0.1665in" loext:contextual-spacing="false" fo:text-align="justify" style:justify-single-word="false" fo:orphans="2" fo:widows="2" fo:text-indent="0in" style:auto-text-indent="false"/>
    </style:style>
    <style:style style:name="T1" style:family="text">
      <style:text-properties fo:font-variant="normal" fo:text-transform="none" fo:color="#2d2d2d" style:font-name="Open Sans" fo:font-size="15pt" fo:letter-spacing="normal" fo:font-style="normal" fo:font-weight="normal"/>
    </style:style>
    <style:style style:name="T2" style:family="text">
      <style:text-properties fo:font-variant="normal" fo:text-transform="none" fo:color="#2d2d2d" style:font-name="Open Sans" fo:font-size="15pt" fo:letter-spacing="normal" fo:font-style="normal" officeooo:rsid="00152ff0"/>
    </style:style>
    <style:style style:name="T3" style:family="text">
      <style:text-properties fo:font-variant="normal" fo:text-transform="none" fo:color="#2d2d2d" style:font-name="Open Sans" fo:font-size="18pt" fo:letter-spacing="normal" fo:font-style="normal" officeooo:rsid="00152ff0" style:font-size-asian="18pt" style:font-size-complex="18pt"/>
    </style:style>
    <style:style style:name="T4" style:family="text">
      <style:text-properties fo:font-variant="normal" fo:text-transform="none" fo:color="#21759b" style:text-line-through-style="none" style:text-line-through-type="none" style:font-name="Open Sans" fo:font-size="15pt" fo:letter-spacing="normal" fo:font-style="normal" style:text-underline-style="none" fo:font-weight="normal" style:text-blinking="false" fo:background-color="#ffffff" loext:char-shading-value="0"/>
    </style:style>
    <style:style style:name="T5" style:family="text">
      <style:text-properties fo:font-variant="normal" fo:text-transform="none" fo:color="#21759b" style:text-line-through-style="none" style:text-line-through-type="none" style:font-name="Open Sans" fo:font-size="15pt" fo:letter-spacing="normal" fo:font-style="normal" style:text-underline-style="none" fo:font-weight="normal" style:text-blinking="false" fo:background-color="transparent" loext:char-shading-value="0"/>
    </style:style>
    <style:style style:name="T6" style:family="text">
      <style:text-properties fo:color="#21759b" style:text-line-through-style="none" style:text-line-through-type="none" style:text-underline-style="none" style:text-blinking="false" fo:background-color="transparent" loext:char-shading-value="0"/>
    </style:style>
    <style:style style:name="T7" style:family="text">
      <style:text-properties officeooo:rsid="00152f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Міністерство освіти і науки України</text:h>
      <text:h text:style-name="P1" text:outline-level="3">Національний технічний університет України</text:h>
      <text:h text:style-name="P1" text:outline-level="3">«Київський політехнічний інститут імені Ігоря Сікорського»</text:h>
      <text:h text:style-name="P1" text:outline-level="3">Інститут прикладного системного аналізу</text:h>
      <text:h text:style-name="P1" text:outline-level="3">Кафедра математичних методів системного аналізу</text:h>
      <text:p text:style-name="P12"/>
      <text:p text:style-name="P12"/>
      <text:p text:style-name="P12"/>
      <text:p text:style-name="P15"><text:span text:style-name="T3">Реферат на тему:</text:span></text:p>
      <text:h text:style-name="P2" text:outline-level="3">“Штучний інтелект”</text:h>
      <text:h text:style-name="P1" text:outline-level="3"/>
      <text:p text:style-name="P8"/>
      <text:p text:style-name="P8"/>
      <text:p text:style-name="P8"/>
      <text:p text:style-name="P8"/>
      <text:p text:style-name="P8"/>
      <text:h text:style-name="P4" text:outline-level="3">Виконав:</text:h>
      <text:h text:style-name="P4" text:outline-level="3">Студент <text:span text:style-name="T7">IV</text:span> курсу</text:h>
      <text:h text:style-name="P4" text:outline-level="3">Групи КА-75</text:h>
      <text:h text:style-name="P4" text:outline-level="3">Осетров А.О.</text:h>
      <text:h text:style-name="P4" text:outline-level="3">Перевіри<text:span text:style-name="T7">в</text:span>:</text:h>
      <text:h text:style-name="P3" text:outline-level="3">Макаренко О. С.</text:h>
      <text:p text:style-name="P11"/>
      <text:h text:style-name="P5" text:outline-level="3"><text:span text:style-name="T2">Київ — 2020</text:span></text:h>
      <text:p text:style-name="P14"><text:soft-page-break/>Новини про штучний інтелект захоплюють. Проте більшість людей погано розуміють що таке штучний інтелект. </text:p>
      <text:p text:style-name="P13">Навіть, провідним бізнес- та політичним лідерам не вистачає елементарного розуміння поняття штучного інтелекту. Більшість звичайних людей плутають штучний інтелект з супер-потужними роботами або гіпер-інтелектуальними пристроями. Голівуд відклав негативний слід на наше сприйняття штучного інтелекту та новітніх технологій. Але штучний інтелект – це далеко не про роботів.</text:p>
      <text:p text:style-name="P7"><text:span text:style-name="T1">Проблемою є відсутність узгодженого визначення штучного інтелекту. Алан Тюрінг, один з батьків концепції штучного інтелекту, в 1950 році виклав роздуми про «мислячі машини», які могли б міркувати на рівні людини. Його відомий «</text:span><text:a xlink:type="simple" xlink:href="https://futurenow.com.ua/shho-take-test-tyuringa-yak-vidriznyty-lyudynu-vid-shtuchnogo-intelektu/" text:style-name="Internet_20_link" text:visited-style-name="Visited_20_Internet_20_Link"><text:span text:style-name="T4">Тест Тюрінга</text:span></text:a><text:span text:style-name="T1">» вказує на те, що комп’ютери мають повною мірою розвязувати головоломки на людському рівні для того, щоб їх вважали такими, в яких є “автономним мисленням”.</text:span></text:p>
      <text:p text:style-name="P6">Джон Маккарті  вперше використав поняття «штучний інтелект» для позначення машин, які могли б мислити самостійно. Він назвав цей поріг “отриманням комп’ютера, що робить речі, для яких потрібен людський інтелект”.</text:p>
      <text:p text:style-name="P9">Алгоритми та методи штучного інтелекту, які призначені для прийняття рішень, часто використовують <text:a xlink:type="simple" xlink:href="https://futurenow.com.ua/shho-take-mashynne-navchannya-prosto-pro-skladne-za-5-hvylyn/" text:style-name="Internet_20_link" text:visited-style-name="Visited_20_Internet_20_Link"><text:span text:style-name="T6">машинне навчання</text:span></text:a> на основі даних реального часу. Тим ШІ відрізняється пасивних машин, які здатні лише реагувати механічно або видповідно до заздалегідь визначеної вказівки. Використовуючи датчики, цифрові дані ШІ поєднує дані з різних джерел, миттєво аналізує матеріал і діє на основі інформації, отриманої з цих даних. Штучний інтелект має певні наміри та цілі.</text:p>
      <text:p text:style-name="P13">Приклад з  транспортної галузі  показує, як це відбувається з безпілотними автомобілями.  Автономні транспортні засоби оснащені дистанційними датчиками, які збирають інформацію з <text:soft-page-break/>оточення транспортного засобу. Система LIDAR використовує радар, щоб побачити об’єкти попереду і навколо транспортного засобу і приймати миттєві рішення чи загрожує автомобілю зіткнення. Бортові комп’ютери об’єднують цю інформацію з даними датчиків, щоб визначити, чи є якісь небезпечні умови, чи транспортний засіб потребує змінити смугу, може він повинен сповільнитися чи повністю зупинитися. Весь матеріал повинен бути проаналізований негайно, щоб уникнути аварії та утримувати автомобіль у правильному керунку.</text:p>
      <text:p text:style-name="P9">Завдяки масовим вдосконаленням систем зберігання даних, швидкостях обробки та аналітичним методам, ці алгоритми здатні до величезної складності в аналізі та прийнятті рішень. </text:p>
      <text:p text:style-name="P13">Така ж логіка застосовується в системах підігріву, які використовують датчики для визначення того, чи хтось перебуває в кімнаті, і автоматично регулюють нагрівання, охолодження та освітлення на основі цієї інформації. Метою є оптимальне збереження енергії та використання ресурсів.</text:p>
      <text:p text:style-name="P13">До тих пір, поки ці системи відповідають важливим людським цінностям, існує незначний ризик того, що штучний інтелект поставить під загрозу людей.  Комп’ютери можуть мати намір, аналізуючи інформацію таким чином, щоб допомагати людям. Однак, якщо програмне забезпечення погано розроблене або засноване на неповній або упередженій інформації, це може загрожувати людям.</text:p>
      <text:p text:style-name="P9">Штучний інтелект часто поєднується з <text:a xlink:type="simple" xlink:href="https://futurenow.com.ua/shho-take-mashynne-navchannya-prosto-pro-skladne-za-5-hvylyn/" text:style-name="Internet_20_link" text:visited-style-name="Visited_20_Internet_20_Link"><text:span text:style-name="T6">машинним навчанням</text:span></text:a> і аналітикою даних, і отримана комбінація дозволяє інтелектуальне (розумне) прийняття рішень. Машинне навчання бере дані і шукає основні тенденції. </text:p>
      <text:p text:style-name="P13"><text:soft-page-break/>Наприклад існують системи штучного інтелекту для управління навчальними закладами в школі. Вони збирають інформацію про місце розташування шкіл, побажання, основні інтереси учнів тощо і рекомендують учнів певним школам на основі цього матеріалу. До тих пір, поки існує згода щодо основних критеріїв, ці системи працюють розумно і ефективно.</text:p>
      <text:p text:style-name="P9">Звичайно, часто дійсність далека від бажаної. Для батьків, вчителів та адміністраторів шкіл важливі різні фактори. Чи повинні студенти завжди призначатися до школи поблизу, або ж які інші критерії повинні перекривати цей фактор? З цих причин люди, які займаються створенням технологій штучного інтелекту повинні збалансувати конкуруючі інтереси і шукати розумних рішень, які відображають важливі цінності в цій конкретній спільноті.</text:p>
      <text:p text:style-name="P13">Прийняття такого роду рішень дедалі більше лягає на плечі програмістів. Вони повинні будувати інтелектуальні алгоритми, які збирають рішення на основі ряду різних міркувань. Це може включати в себе такі основні принципи, як ефективність і справедливість. Визначення того, як узгодити конфліктні цінності, є одним з найважливіших завдань, що стоять перед творцями штучного інтелекту. Дуже важливо, щоб вони писали код і включали інформацію, яка є неупередженою та недискримінаційною. Недотримання цього призводить до несправедливих алгоритмів штучного інтелекту та шкодить його застосуванню.</text:p>
      <text:p text:style-name="P6">Головною якістю, якою відзначається штучний інтелект, це здатність до навчання та адаптації, оскільки він збирає інформацію та приймає рішення. Ефективний штучний інтелект повинен реагувати на обставини або зміни умов. Сюди можна сключити зміни у фінансовій ситуації, дорожніх умовах, <text:soft-page-break/>екологічних міркуваннях або військових обставинах. Технології штучного інтелекту повинні інтегрувати ці зміни в свої алгоритми і приймати рішення про те, як адаптуватися до нових можливостей.Ці питання найбільш ілюструються у транспортній сфері. Безпілотні автомобілі можуть використовувати комунікації між машинами для попередження інших автомобілів на дорозі про затори, вибоїни, будівництво шосе або інші можливі перешкоди руху. Транспортні засоби можуть скористатися досвідом інших транспортних засобів на дорозі, без участі людини, і весь обєм їх «досвіду» негайно і повністю переноситься на інші аналогічно налаштовані транспортні засоби. Їх вдосконалені алгоритми, сенсори та камери включають досвід роботи в поточних операціях, а також використовують приладові панелі та візуальні дисплеї, щоб представити інформацію в реальному часі, щоб люди-водії могли зрозуміти поточний трафік і умови руху.</text:p>
      <text:p text:style-name="P16"><text:span text:style-name="T1">Подібна логіка застосовується до штучного інтелекту, розробленого для планування зустрічей. Існують персональні цифрові помічники, які здатні динамічно визначати уподобання людини та </text:span><text:a xlink:type="simple" xlink:href="https://futurenow.com.ua/5-prykladiv-shtuchnogo-intelektu-u-shhodennomu-zhytti/" text:style-name="Internet_20_link" text:visited-style-name="Visited_20_Internet_20_Link"><text:span text:style-name="T5">відповідати на запити електронної пошти</text:span></text:a><text:span text:style-name="T1"> для особистих зустрічей. Без будь-якого людського втручання, цифровий помічник може робити зустрічі, налаштовувати графіки і передавати ці побажання іншим особам. </text:span></text:p>
      <text:p text:style-name="P13">Побудова адаптованих систем, які вчатся у процесі роботи, має потенціал підвищення ефективності. Такі алгоритми можуть обробляти складні завдання і приймати судження, які повторюють або перевершують те, що може зробити людина. </text:p>
      <text:p text:style-name="P10"><text:span text:style-name="T1">Коротше кажучи, в останні роки було досягнуто надзвичайних успіхів у здатності систем штучного інтелекту включати наміри, інтелект і адаптивність у свої алгоритми. Замість того, щоб бути механічним, технології штучного інтелекту постійно вчаться в </text:span><text:soft-page-break/><text:span text:style-name="T1">тому числі і на реальному досвіді. Таким чином ШІ підвищує продуктивність людини і збільшує її можливості.</text:span></text:p>
      <text:p text:style-name="P16"><text:span text:style-name="T1">Звичайно, ці досягнення також змушують людей нервувати щодо сценаріїв кінця світу, які сенсаційно популяризуються кінематографістами (які </text:span><text:a xlink:type="simple" xlink:href="http://futurenow.com.ua/filmy-pro-shtuchnyj-intelekt-rejtyng-top-10/" text:style-name="Internet_20_link" text:visited-style-name="Visited_20_Internet_20_Link"><text:span text:style-name="T5">найкращі фільми про штучний інтелект</text:span></text:a><text:span text:style-name="T1">). Ситуації, коли роботи, що працюють від штучного інтелекту, підводять людей або приймають хибні цінності, лякають людей і змушують їх задаватися питанням, чи штучний інтелект – це перевага або ж загроза людству. Так, деякі вчені побоюються, що </text:span><text:a xlink:type="simple" xlink:href="http://futurenow.com.ua/chomu-shtuchnyj-intelekt-ye-zagrozoyu-dlya-demokratiyi/" text:style-name="Internet_20_link" text:visited-style-name="Visited_20_Internet_20_Link"><text:span text:style-name="T5">штучний інтелект становить загрозу для демократії</text:span></text:a><text:span text:style-name="T1">.</text:span></text:p>
      <text:p text:style-name="P13">На це питання немає простої відповіді, але розробники систем штучного інтелекту повинні включати в алгоритми важливі етичні цінності, щоб переконатися, що алгоритми відповідають людським переконанням і ШІ навчається і адаптується відповідно до цінностей спільноти. </text:p>
      <text:p text:style-name="P13">Для того, щоб максимізувати позитивні результати, організації повинні наймати етиків, які б працювали з корпоративними керівниками та розробниками програмного забезпечення. Треба організовувати групи з рецензування штучного інтелекту, які б регулярно розглядали корпоративні етичні питання та проводили аудит того, як приймаються різні рішення щодо кодування.</text:p>
      <text:p text:style-name="P13">Це дасть гарантії суспільству, що системи штучного інтелекту мають наміри, є розумними і адаптованими, при цьому дотримуючись основних людських цінностей. Таким чином країни можуть рухатися вперед і отримувати вигоди від штучного інтелекту та новітніх технологій, не жертвуючи важливими якостями, які визначають людство.</text:p>
      <text:p text:style-name="P16"><text:soft-page-break/><text:span text:style-name="T1">Напрямки створення штучного інтелекту стають надзвичайно різноманітними. Ми зустрічаємо </text:span><text:a xlink:type="simple" xlink:href="https://futurenow.com.ua/5-prykladiv-shtuchnogo-intelektu-u-shhodennomu-zhytti/" text:style-name="Internet_20_link" text:visited-style-name="Visited_20_Internet_20_Link"><text:span text:style-name="T5">приклади штучного інтелекту</text:span></text:a><text:span text:style-name="T1"> в нашому повсякденному житті, ШІ </text:span><text:a xlink:type="simple" xlink:href="https://futurenow.com.ua/zastosuvannya-shtuchnogo-intelektu-v-medytsyni-4-osnovni-sposoby/" text:style-name="Internet_20_link" text:visited-style-name="Visited_20_Internet_20_Link"><text:span text:style-name="T5">запроваджується в медицину</text:span></text:a><text:span text:style-name="T1">, будівництво і навіть </text:span><text:a xlink:type="simple" xlink:href="https://futurenow.com.ua/koly-shtuchnyj-intelekt-tvoryt-mystetstvo-hto-spravzhnij-tvorets-programist-chy-mashyna/" text:style-name="Internet_20_link" text:visited-style-name="Visited_20_Internet_20_Link"><text:span text:style-name="T5">творить мистецтво</text:span></text:a><text:span text:style-name="T1">. І це ще далеко не вершина його можливостей.</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3:50:51.304373107</meta:creation-date>
    <dc:date>2020-09-07T14:25:27.948470566</dc:date>
    <meta:editing-duration>PT3M18S</meta:editing-duration>
    <meta:editing-cycles>1</meta:editing-cycles>
    <meta:document-statistic meta:table-count="0" meta:image-count="0" meta:object-count="0" meta:page-count="7" meta:paragraph-count="36" meta:word-count="1152" meta:character-count="8795" meta:non-whitespace-character-count="7665"/>
    <meta:generator>LibreOffice/6.4.3.2$Linux_X86_64 LibreOffice_project/40$Build-2</meta:generator>
  </office:meta>
</office:document-meta>
</file>